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5c902"/>
    </style:style>
    <style:style style:name="P2" style:family="paragraph" style:parent-style-name="Standard">
      <style:text-properties officeooo:paragraph-rsid="00147d03"/>
    </style:style>
    <style:style style:name="T1" style:family="text">
      <style:text-properties fo:color="#800080"/>
    </style:style>
    <style:style style:name="T2" style:family="text">
      <style:text-properties fo:color="#c0c0c0"/>
    </style:style>
    <style:style style:name="T3" style:family="text">
      <style:text-properties fo:color="#ce5c00"/>
    </style:style>
    <style:style style:name="T4" style:family="text">
      <style:text-properties fo:color="#ce5c00" fo:font-style="italic"/>
    </style:style>
    <style:style style:name="T5" style:family="text">
      <style:text-properties officeooo:rsid="00147d03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color="#092e64"/>
    </style:style>
    <style:style style:name="T9" style:family="text">
      <style:text-properties fo:color="#00677c"/>
    </style:style>
    <style:style style:name="T10" style:family="text">
      <style:text-properties fo:font-style="italic"/>
    </style:style>
    <style:style style:name="T11" style:family="text">
      <style:text-properties officeooo:rsid="0015ff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[..]</text:p>
      <text:p text:style-name="Standard"><text:s text:c="5"/>The ETH HAL driver can be used as follows:</text:p>
      <text:p text:style-name="Standard"/>
      <text:p text:style-name="Standard"><text:s text:c="6"/><text:span text:style-name="T7">(#)Declare a ETH_HandleTypeDef handle structure, for example:</text:span></text:p>
      <text:p text:style-name="P2"><text:s text:c="9"/>ETH_HandleTypeDef <text:s/>heth; <text:s/><text:span text:style-name="T1">ETH_HandleTypeDef</text:span><text:span text:style-name="T2"> </text:span><text:span text:style-name="T3">heth</text:span>; <text:span text:style-name="T5">(</text:span>ethernetif.c<text:span text:style-name="T5">)</text:span></text:p>
      <text:p text:style-name="Standard"/>
      <text:p text:style-name="Standard"><text:s text:c="6"/>(#)Fill parameters of Init structure in heth handle</text:p>
      <text:p text:style-name="Standard"/>
      <text:p text:style-name="Standard"><text:s text:c="6"/>(#)Call HAL_ETH_Init() API to initialize the Ethernet peripheral (MAC, DMA, …)</text:p>
      <text:p text:style-name="P1"><text:span text:style-name="T8">hal_eth_init_status</text:span><text:span text:style-name="T2"> </text:span>=<text:span text:style-name="T2"> </text:span><text:span text:style-name="T9">HAL_ETH_Init</text:span>(<text:span text:style-name="T10">&amp;</text:span><text:span text:style-name="T4">heth</text:span>);<text:span text:style-name="T5">(</text:span>ethernetif.c<text:span text:style-name="T5">) - </text:span><text:span text:style-name="T11">OK</text:span></text:p>
      <text:p text:style-name="Standard"/>
      <text:p text:style-name="Standard"/>
      <text:p text:style-name="Standard"><text:s text:c="6"/>(#)Initialize the ETH low level resources through the HAL_ETH_MspInit() API:</text:p>
      <text:p text:style-name="Standard"><text:s text:c="10"/>(##) Enable the Ethernet interface clock using</text:p>
      <text:p text:style-name="Standard"><text:s text:c="16"/>(+++) <text:s/>__HAL_RCC_ETH1MAC_CLK_ENABLE()</text:p>
      <text:p text:style-name="Standard"><text:s text:c="16"/>(+++) <text:s/>__HAL_RCC_ETH1TX_CLK_ENABLE()</text:p>
      <text:p text:style-name="Standard"><text:s text:c="16"/>(+++) <text:s/>__HAL_RCC_ETH1RX_CLK_ENABLE()</text:p>
      <text:p text:style-name="Standard"/>
      <text:p text:style-name="Standard"><text:s text:c="10"/>(##) Initialize the related GPIO clocks</text:p>
      <text:p text:style-name="Standard"><text:s text:c="10"/>(##) Configure Ethernet pinout</text:p>
      <text:p text:style-name="Standard"><text:s text:c="10"/>(##) Configure Ethernet NVIC interrupt (in Interrupt mode)</text:p>
      <text:p text:style-name="Standard"/>
      <text:p text:style-name="Standard"><text:s text:c="6"/>(#) Ethernet data reception is asynchronous, so call the following API</text:p>
      <text:p text:style-name="Standard"><text:s text:c="10"/>to start the listening mode:</text:p>
      <text:p text:style-name="Standard"><text:s text:c="10"/>(##) HAL_ETH_Start():</text:p>
      <text:p text:style-name="Standard"><text:s text:c="15"/>This API starts the MAC and DMA transmission and reception process,</text:p>
      <text:p text:style-name="Standard"><text:s text:c="15"/>without enabling end of transfer interrupts, in this mode user</text:p>
      <text:p text:style-name="Standard"><text:s text:c="15"/>has to poll for data availability by calling HAL_ETH_IsRxDataAvailable()</text:p>
      <text:p text:style-name="Standard"><text:s text:c="10"/>(##) HAL_ETH_Start_IT():</text:p>
      <text:p text:style-name="Standard"><text:s text:c="15"/>This API starts the MAC and DMA transmission and reception process,</text:p>
      <text:p text:style-name="Standard"><text:s text:c="15"/>end of transfer interrupts are enabled in this mode,</text:p>
      <text:p text:style-name="Standard"><text:s text:c="15"/>HAL_ETH_RxCpltCallback() will be executed when an Ethernet packet is received</text:p>
      <text:p text:style-name="Standard"/>
      <text:p text:style-name="Standard"><text:s text:c="6"/>(#) When data is received (HAL_ETH_IsRxDataAvailable() returns 1 or Rx interrupt</text:p>
      <text:p text:style-name="Standard"><text:s text:c="10"/>occurred), user can call the following APIs to get received data:</text:p>
      <text:p text:style-name="Standard"><text:s text:c="10"/>(##) HAL_ETH_GetRxDataBuffer(): Get buffer address of received frame</text:p>
      <text:p text:style-name="Standard"><text:s text:c="10"/>(##) HAL_ETH_GetRxDataLength(): Get received frame length</text:p>
      <text:p text:style-name="Standard"><text:s text:c="10"/>(##) HAL_ETH_GetRxDataInfo(): Get received frame additional info,</text:p>
      <text:p text:style-name="Standard"><text:s text:c="15"/>please refer to ETH_RxPacketInfo typedef structure</text:p>
      <text:p text:style-name="Standard"/>
      <text:p text:style-name="Standard"><text:s text:c="6"/>(#) For transmission path, two APIs are available:</text:p>
      <text:p text:style-name="Standard"><text:s text:c="9"/>(##) HAL_ETH_Transmit(): Transmit an ETH frame in blocking mode</text:p>
      <text:p text:style-name="Standard"><text:s text:c="9"/>(##) HAL_ETH_Transmit_IT(): Transmit an ETH frame in interrupt mode,</text:p>
      <text:p text:style-name="Standard"><text:s text:c="14"/>HAL_ETH_TxCpltCallback() will be executed when end of transfer occur</text:p>
      <text:p text:style-name="Standard"/>
      <text:p text:style-name="Standard"><text:s text:c="6"/>(#) Communication with an external PHY device:</text:p>
      <text:p text:style-name="Standard"><text:s text:c="9"/>(##) HAL_ETH_ReadPHYRegister(): Read a register from an external PHY</text:p>
      <text:p text:style-name="Standard"><text:s text:c="9"/>(##) HAL_ETH_WritePHYRegister(): Write data to an external RHY register</text:p>
      <text:p text:style-name="Standard"/>
      <text:p text:style-name="Standard"><text:s text:c="6"/>(#) Configure the Ethernet MAC after ETH peripheral initialization</text:p>
      <text:p text:style-name="Standard"><text:s text:c="10"/>(##) HAL_ETH_GetMACConfig(): Get MAC actual configuration into ETH_MACConfigTypeDef</text:p>
      <text:p text:style-name="Standard"><text:s text:c="10"/>(##) HAL_ETH_SetMACConfig(): Set MAC configuration based on ETH_MACConfigTypeDef</text:p>
      <text:p text:style-name="Standard"/>
      <text:p text:style-name="Standard"><text:s text:c="6"/>(#) Configure the Ethernet DMA after ETH peripheral initialization</text:p>
      <text:p text:style-name="Standard"><text:s text:c="10"/>(##) HAL_ETH_GetDMAConfig(): Get DMA actual configuration into ETH_DMAConfigTypeDef</text:p>
      <text:p text:style-name="Standard"><text:s text:c="10"/>(##) HAL_ETH_SetDMAConfig(): Set DMA configuration based on ETH_DMAConfigTypeDef</text:p>
      <text:p text:style-name="Standard"/>
      <text:p text:style-name="Standard"><text:s text:c="6"/>-@- The PTP protocol offload APIs are not supported in this driver.</text:p>
      <text:p text:style-name="Standard"/>
      <text:p text:style-name="Standard"><text:s text:c="2"/>*** Callback registration ***</text:p>
      <text:p text:style-name="Standard"><text:s text:c="2"/>=============================================</text:p>
      <text:p text:style-name="Standard"/>
      <text:p text:style-name="Standard"><text:s text:c="2"/>The compilation define <text:s/>USE_HAL_ETH_REGISTER_CALLBACKS when set to 1</text:p>
      <text:p text:style-name="Standard"><text:s text:c="2"/>allows the user to configure dynamically the driver callbacks.</text:p>
      <text:p text:style-name="Standard"><text:s text:c="2"/>Use Function @ref HAL_ETH_RegisterCallback() to register an interrupt callback.</text:p>
      <text:p text:style-name="Standard"/>
      <text:p text:style-name="Standard"><text:s text:c="2"/>Function @ref HAL_ETH_RegisterCallback() allows to register following callbacks:</text:p>
      <text:p text:style-name="Standard"><text:s text:c="4"/>(+) TxCpltCallback <text:s text:c="2"/>: Tx Complete Callback.</text:p>
      <text:p text:style-name="Standard"><text:s text:c="4"/>(+) RxCpltCallback <text:s text:c="2"/>: Rx Complete Callback.</text:p>
      <text:p text:style-name="Standard"><text:s text:c="4"/>(+) DMAErrorCallback : DMA Error Callback.</text:p>
      <text:p text:style-name="Standard"><text:s text:c="4"/>(+) MACErrorCallback : MAC Error Callback.</text:p>
      <text:p text:style-name="Standard"><text:s text:c="4"/>(+) PMTCallback <text:s text:c="5"/>: Power Management Callback</text:p>
      <text:p text:style-name="Standard"><text:s text:c="4"/>(+) EEECallback <text:s text:c="5"/>: EEE Callback.</text:p>
      <text:p text:style-name="Standard"><text:s text:c="4"/>(+) WakeUpCallback <text:s text:c="2"/>: Wake UP Callback</text:p>
      <text:p text:style-name="Standard"><text:s text:c="4"/>(+) MspInitCallback <text:s/>: MspInit Callback.</text:p>
      <text:p text:style-name="Standard"><text:s text:c="4"/>(+) MspDeInitCallback: MspDeInit Callback.</text:p>
      <text:p text:style-name="Standard"/>
      <text:p text:style-name="Standard"><text:s text:c="2"/>This function takes as parameters the HAL peripheral handle, the Callback ID</text:p>
      <text:p text:style-name="Standard"><text:soft-page-break/><text:s text:c="2"/>and a pointer to the user callback function.</text:p>
      <text:p text:style-name="Standard"/>
      <text:p text:style-name="Standard"><text:s text:c="2"/>Use function @ref HAL_ETH_UnRegisterCallback() to reset a callback to the default</text:p>
      <text:p text:style-name="Standard"><text:s text:c="2"/>weak function.</text:p>
      <text:p text:style-name="Standard"><text:s text:c="2"/>@ref HAL_ETH_UnRegisterCallback takes as parameters the HAL peripheral handle,</text:p>
      <text:p text:style-name="Standard"><text:s text:c="2"/>and the Callback ID.</text:p>
      <text:p text:style-name="Standard"><text:s text:c="2"/>This function allows to reset following callbacks:</text:p>
      <text:p text:style-name="Standard"><text:s text:c="4"/>(+) TxCpltCallback <text:s text:c="2"/>: Tx Complete Callback.</text:p>
      <text:p text:style-name="Standard"><text:s text:c="4"/>(+) RxCpltCallback <text:s text:c="2"/>: Rx Complete Callback.</text:p>
      <text:p text:style-name="Standard"><text:s text:c="4"/>(+) DMAErrorCallback : DMA Error Callback.</text:p>
      <text:p text:style-name="Standard"><text:s text:c="4"/>(+) MACErrorCallback : MAC Error Callback.</text:p>
      <text:p text:style-name="Standard"><text:s text:c="4"/>(+) PMTCallback <text:s text:c="5"/>: Power Management Callback</text:p>
      <text:p text:style-name="Standard"><text:s text:c="4"/>(+) EEECallback <text:s text:c="5"/>: EEE Callback.</text:p>
      <text:p text:style-name="Standard"><text:s text:c="4"/>(+) WakeUpCallback <text:s text:c="2"/>: Wake UP Callback</text:p>
      <text:p text:style-name="Standard"><text:s text:c="4"/>(+) MspInitCallback <text:s/>: MspInit Callback.</text:p>
      <text:p text:style-name="Standard"><text:s text:c="4"/>(+) MspDeInitCallback: MspDeInit Callback.</text:p>
      <text:p text:style-name="Standard"/>
      <text:p text:style-name="Standard"><text:s text:c="2"/>By default, after the HAL_ETH_Init and when the state is HAL_ETH_STATE_RESET</text:p>
      <text:p text:style-name="Standard"><text:s text:c="2"/>all callbacks are set to the corresponding weak functions:</text:p>
      <text:p text:style-name="Standard"><text:s text:c="2"/>examples @ref HAL_ETH_TxCpltCallback(), @ref HAL_ETH_RxCpltCallback().</text:p>
      <text:p text:style-name="Standard"><text:s text:c="2"/>Exception done for MspInit and MspDeInit functions that are</text:p>
      <text:p text:style-name="Standard"><text:s text:c="2"/>reset to the legacy weak function in the HAL_ETH_Init/ @ref HAL_ETH_DeInit only when</text:p>
      <text:p text:style-name="Standard"><text:s text:c="2"/>these callbacks are null (not registered beforehand).</text:p>
      <text:p text:style-name="Standard"><text:s text:c="2"/>if not, MspInit or MspDeInit are not null, the HAL_ETH_Init/ @ref HAL_ETH_DeInit</text:p>
      <text:p text:style-name="Standard"><text:s text:c="2"/>keep and use the user MspInit/MspDeInit callbacks (registered beforehand)</text:p>
      <text:p text:style-name="Standard"/>
      <text:p text:style-name="Standard"><text:s text:c="2"/>Callbacks can be registered/unregistered in HAL_ETH_STATE_READY state only.</text:p>
      <text:p text:style-name="Standard"><text:s text:c="2"/>Exception done MspInit/MspDeInit that can be registered/unregistered</text:p>
      <text:p text:style-name="Standard"><text:s text:c="2"/>in HAL_ETH_STATE_READY or HAL_ETH_STATE_RESET state,</text:p>
      <text:p text:style-name="Standard"><text:s text:c="2"/>thus registered (user) MspInit/DeInit callbacks can be used during the Init/DeInit.</text:p>
      <text:p text:style-name="Standard"><text:s text:c="2"/>In that case first register the MspInit/MspDeInit user callbacks</text:p>
      <text:p text:style-name="Standard"><text:s text:c="2"/>using @ref HAL_ETH_RegisterCallback() before calling @ref HAL_ETH_DeInit</text:p>
      <text:p text:style-name="Standard"><text:s text:c="2"/>or HAL_ETH_Init function.</text:p>
      <text:p text:style-name="Standard"/>
      <text:p text:style-name="Standard"><text:s text:c="2"/>When The compilation define USE_HAL_ETH_REGISTER_CALLBACKS is set to 0 or</text:p>
      <text:p text:style-name="Standard"><text:s text:c="2"/>not defined, the callback registration feature is not available and all callbacks</text:p>
      <text:p text:style-name="Standard"><text:s text:c="2"/>are set to the corresponding weak func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7:34:24.907664627</meta:creation-date>
    <dc:date>2022-06-09T09:50:30.497016549</dc:date>
    <meta:editing-duration>PT15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94" meta:word-count="684" meta:character-count="5845" meta:non-whitespace-character-count="4643"/>
  </office:meta>
</office:document-meta>
</file>